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page" table:align="margins" style:shadow="none" style:may-break-between-rows="true" table:border-model="collapsing"/>
    </style:style>
    <style:style style:name="Tabela1.A" style:family="table-column">
      <style:table-column-properties style:column-width="5.666cm" style:rel-column-width="3212*"/>
    </style:style>
    <style:style style:name="Tabela1.B" style:family="table-column">
      <style:table-column-properties style:column-width="5.831cm" style:rel-column-width="3306*"/>
    </style:style>
    <style:style style:name="Tabela1.C" style:family="table-column">
      <style:table-column-properties style:column-width="5.503cm" style:rel-column-width="3120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4.821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561cm" fo:keep-together="auto"/>
    </style:style>
    <style:style style:name="Tabela1.6" style:family="table-row">
      <style:table-row-properties style:min-row-height="0.358cm" fo:keep-together="auto"/>
    </style:style>
    <style:style style:name="Tabela1.9" style:family="table-row">
      <style:table-row-properties style:min-row-height="0.439cm" fo:keep-together="auto"/>
    </style:style>
    <style:style style:name="Tabela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d15ad" officeooo:paragraph-rsid="001d15ad"/>
    </style:style>
    <style:style style:name="P2" style:family="paragraph" style:parent-style-name="Standard">
      <style:text-properties officeooo:paragraph-rsid="001d15ad"/>
    </style:style>
    <style:style style:name="P3" style:family="paragraph" style:parent-style-name="Standard">
      <style:text-properties officeooo:paragraph-rsid="0023d178"/>
    </style:style>
    <style:style style:name="P4" style:family="paragraph" style:parent-style-name="Standard">
      <style:text-properties officeooo:rsid="0023d178" officeooo:paragraph-rsid="0023d178"/>
    </style:style>
    <style:style style:name="P5" style:family="paragraph" style:parent-style-name="Standard">
      <style:text-properties officeooo:rsid="002486e8" officeooo:paragraph-rsid="002486e8"/>
    </style:style>
    <style:style style:name="P6" style:family="paragraph" style:parent-style-name="Standard">
      <style:text-properties officeooo:rsid="00261a17" officeooo:paragraph-rsid="00261a17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paragraph-rsid="0023d17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178" officeooo:paragraph-rsid="0023d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5ad" officeooo:paragraph-rsid="00261a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1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c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d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5ad" officeooo:paragraph-rsid="001d1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8b9" officeooo:paragraph-rsid="001fa8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1a17" officeooo:paragraph-rsid="00261a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c55" officeooo:paragraph-rsid="001ec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178" officeooo:paragraph-rsid="0023d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f4f" officeooo:paragraph-rsid="0027c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b83" officeooo:paragraph-rsid="00230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59b" officeooo:paragraph-rsid="00214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15ad"/>
    </style:style>
    <style:style style:name="T2" style:family="text">
      <style:text-properties officeooo:rsid="001ecc55"/>
    </style:style>
    <style:style style:name="T3" style:family="text">
      <style:text-properties officeooo:rsid="0021459b"/>
    </style:style>
    <style:style style:name="T4" style:family="text">
      <style:text-properties officeooo:rsid="00230b83"/>
    </style:style>
    <style:style style:name="T5" style:family="text">
      <style:text-properties style:text-underline-style="solid" style:text-underline-width="auto" style:text-underline-color="font-color" fo:font-weight="bold" officeooo:rsid="00230b8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459b" style:font-weight-asian="bold" style:font-weight-complex="bold"/>
    </style:style>
    <style:style style:name="T7" style:family="text">
      <style:text-properties style:text-underline-style="none" fo:font-weight="bold" officeooo:rsid="0021459b" style:font-weight-asian="bold" style:font-weight-complex="bold"/>
    </style:style>
    <style:style style:name="T8" style:family="text">
      <style:text-properties style:text-underline-style="none" fo:font-weight="normal" officeooo:rsid="00230b83" style:font-weight-asian="normal" style:font-weight-complex="normal"/>
    </style:style>
    <style:style style:name="T9" style:family="text">
      <style:text-properties officeooo:rsid="0023d178"/>
    </style:style>
    <style:style style:name="T10" style:family="text">
      <style:text-properties officeooo:rsid="002486e8"/>
    </style:style>
    <style:style style:name="T11" style:family="text">
      <style:text-properties officeooo:rsid="00261a17"/>
    </style:style>
    <style:style style:name="T12" style:family="text">
      <style:text-properties officeooo:rsid="0027cf4f"/>
    </style:style>
    <style:style style:name="T13" style:family="text">
      <style:text-properties officeooo:rsid="002931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Naukowy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DUŻE PROJEKTY</text:p>
            <text:p text:style-name="P9">Projekty długoterminowe <text:s/>inwestycyjne</text:p>
          </table:table-cell>
          <table:table-cell table:style-name="Tabela1.A1" office:value-type="string">
            <text:p text:style-name="P19">MAŁE PROJEKTY</text:p>
            <text:p text:style-name="P15">Projekty krótkoterminowe decyzyjne</text:p>
          </table:table-cell>
        </table:table-row>
        <table:table-row table:style-name="Tabela1.2">
          <table:table-cell table:style-name="Tabela1.A2" office:value-type="string">
            <text:p text:style-name="P15">Przykłady projektów</text:p>
          </table:table-cell>
          <table:table-cell table:style-name="Tabela1.B2" office:value-type="float" office:value="0">
            <text:p text:style-name="P15">Zbudowanie aplikacji zwiększającej sprzedaż w SIG, </text:p>
            <text:p text:style-name="P15">Zbudowanie systemu zapotrzebowania na zasoby ludzkie w 600 sklepach Stokrotka.</text:p>
          </table:table-cell>
          <table:table-cell table:style-name="Tabela1.B2" office:value-type="float" office:value="0">
            <text:p text:style-name="P11"><text:span text:style-name="T1">Zbudowanie małej aplikacji do wyciągania </text:span><text:span text:style-name="T11">z rynku </text:span><text:span text:style-name="T1">cen za kursy i wysyłania własnej ceny transportowej o 10% niższej </text:span><text:span text:style-name="T11">(</text:span><text:span text:style-name="T1">SIG</text:span><text:span text:style-name="T11">)</text:span><text:span text:style-name="T1">. </text:span><text:span text:style-name="T11">R</text:span><text:span text:style-name="T1">ozwiązanie pojedynczego problemu przestojów na wadze samochodowej, rozwiązanie problemu odchodzenia klientów, problemów z jakością zaworów itp.</text:span></text:p>
          </table:table-cell>
        </table:table-row>
        <table:table-row table:style-name="Tabela1.3">
          <table:table-cell table:style-name="Tabela1.A2" office:value-type="string">
            <text:p text:style-name="P15">Inicjator projektu w firmie</text:p>
          </table:table-cell>
          <table:table-cell table:style-name="Tabela1.B2" office:value-type="float" office:value="0">
            <text:p text:style-name="P11"><text:span text:style-name="T1">Dyrektor inwestycyjny, </text:span><text:span text:style-name="T11">d</text:span><text:span text:style-name="T1">yrektor ds. rozwoju, </text:span><text:span text:style-name="T11">p</text:span><text:span text:style-name="T1">rezes </text:span><text:span text:style-name="T11">z</text:span><text:span text:style-name="T1">arządu</text:span></text:p>
          </table:table-cell>
          <table:table-cell table:style-name="Tabela1.B2" office:value-type="float" office:value="0">
            <text:p text:style-name="P15">Dyrektor techniczny, dyrektor spedycji, główny technolog</text:p>
          </table:table-cell>
        </table:table-row>
        <table:table-row table:style-name="Tabela1.1">
          <table:table-cell table:style-name="Tabela1.A2" office:value-type="string">
            <text:p text:style-name="P16">Charakter projektu:</text:p>
          </table:table-cell>
          <table:table-cell table:style-name="Tabela1.B2" office:value-type="float" office:value="0">
            <text:p text:style-name="P16">Inwestycyjny</text:p>
          </table:table-cell>
          <table:table-cell table:style-name="Tabela1.B2" office:value-type="float" office:value="0">
            <text:p text:style-name="P16">Konsultingowy</text:p>
          </table:table-cell>
        </table:table-row>
        <table:table-row table:style-name="Tabela1.1">
          <table:table-cell table:style-name="Tabela1.A2" office:value-type="string">
            <text:p text:style-name="P16">Sposób rozliczania projektu:</text:p>
          </table:table-cell>
          <table:table-cell table:style-name="Tabela1.B2" office:value-type="float" office:value="0">
            <text:p text:style-name="P16"><text:span text:style-name="T11">Umowa, karta projektu, k</text:span>amienie milowe</text:p>
          </table:table-cell>
          <table:table-cell table:style-name="Tabela1.B2" office:value-type="float" office:value="0">
            <text:p text:style-name="P16">Abonament lub jednorazowa faktura za każdy rozwiązany problem.</text:p>
          </table:table-cell>
        </table:table-row>
        <table:table-row table:style-name="Tabela1.6">
          <table:table-cell table:style-name="Tabela1.A2" office:value-type="string">
            <text:p text:style-name="P17">Uprodukcyjnenie</text:p>
          </table:table-cell>
          <table:table-cell table:style-name="Tabela1.B2" office:value-type="float" office:value="0">
            <text:p text:style-name="P17">Projekt z uprodukcyjnieniem AWS</text:p>
          </table:table-cell>
          <table:table-cell table:style-name="Tabela1.B2" office:value-type="float" office:value="0">
            <text:p text:style-name="P17">Projekt bez uprodukcyjnienia</text:p>
          </table:table-cell>
        </table:table-row>
        <table:table-row table:style-name="Tabela1.1">
          <table:table-cell table:style-name="Tabela1.A2" office:value-type="string">
            <text:p text:style-name="P18">Cel projektu:</text:p>
          </table:table-cell>
          <table:table-cell table:style-name="Tabela1.B2" office:value-type="float" office:value="0">
            <text:p text:style-name="P12"><text:span text:style-name="T2">Zbudowanie dużej i trwałej aplikacji, która będzie stanowiła wartość niematerialną i prawną </text:span><text:span text:style-name="T11">klienta</text:span><text:span text:style-name="T2">. Aplikacja ma być uproduk</text:span><text:span text:style-name="T12">cyjniona </text:span><text:span text:style-name="T2">i stanowić ma stałe narzędzie wykorzystywane przez wiele lat przez firmę klienta.</text:span></text:p>
            <text:p text:style-name="P18"/>
          </table:table-cell>
          <table:table-cell table:style-name="Tabela1.B2" office:value-type="float" office:value="0">
            <text:p text:style-name="P12"><text:span text:style-name="T11">R</text:span><text:span text:style-name="T2">ozwiązanie doraźnego problemu </text:span><text:span text:style-name="T11">z zakresu zarządzania</text:span><text:span text:style-name="T2"> </text:span><text:span text:style-name="T11">typu</text:span><text:span text:style-name="T2">: 1. wielokrotnie podejmowan</text:span><text:span text:style-name="T11">a</text:span><text:span text:style-name="T2"> decyzji w jednym obszarze (małe narzędzie do podejmowania decyzji), 2. </text:span><text:span text:style-name="T11">j</text:span><text:span text:style-name="T2">ednorazowa decyzja o dużym znaczeniu (np. wybór miejsca pod supermarket, wybór wielkości bazy transportowej, jednorazowa decyzja o wyborze optymalnej struktury sprzedaży, </text:span><text:span text:style-name="T11">zaprojektowanie sieci dostaw i odbiorów</text:span><text:span text:style-name="T2">)</text:span></text:p>
          </table:table-cell>
        </table:table-row>
        <table:table-row table:style-name="Tabela1.1">
          <table:table-cell table:style-name="Tabela1.A2" office:value-type="string">
            <text:p text:style-name="P15">Narzędzia używane w projektach</text:p>
          </table:table-cell>
          <table:table-cell table:style-name="Tabela1.B2" office:value-type="float" office:value="0">
            <text:p text:style-name="P12"><text:span text:style-name="T2">Deep learning i machine learnig, nauka nadzorowana i nienadzorowana </text:span></text:p>
            <text:p text:style-name="P15"/>
            <text:p text:style-name="P11"><text:span text:style-name="T1">Modele </text:span><text:span text:style-name="T2">klasyfikacji i regresji, segmentacja, silniki rekomendacji, wykrywanie podobieństw, modele zachowań, testy statystyczne i test przeżywalności.</text:span></text:p>
            <text:p text:style-name="P11"/>
          </table:table-cell>
          <table:table-cell table:style-name="Tabela1.B2" office:value-type="float" office:value="0">
            <text:p text:style-name="P18"/>
            <text:p text:style-name="P12"><text:span text:style-name="T2">Narzędzia programowania operacyjnego, badania ankietowe, zbieranie danych z systemów produkcyjnych, rachunkowość zarządcza. Metody śledzenia procesów six sigma. Karty kontrolne, testy statystyczne, analiz</text:span><text:span text:style-name="T12">y</text:span><text:span text:style-name="T2"> przyczynowo- skutkow</text:span><text:span text:style-name="T12">e</text:span><text:span text:style-name="T2">. </text:span></text:p>
          </table:table-cell>
        </table:table-row>
        <table:table-row table:style-name="Tabela1.9">
          <table:table-cell table:style-name="Tabela1.A9" office:value-type="string">
            <text:p text:style-name="P16">Jak dotrzeć do klienta? </text:p>
          </table:table-cell>
          <table:table-cell table:style-name="Tabela1.B9" office:value-type="float" office:value="0">
            <text:p text:style-name="P13"><text:span text:style-name="T4">1. </text:span><text:span text:style-name="T9">P</text:span><text:span text:style-name="T4">rzez rekomendacje od klientów, którzy korzystali z usług Unity w zakresie baz danych i stron internetowych</text:span></text:p>
            <text:p text:style-name="P20">(konieczny jest dostęp do danych <text:soft-page-break/>klientów i współpraca z ludźmi, którzy realizowali projekty)</text:p>
            <text:p text:style-name="P21">2. Przez <text:span text:style-name="T9">klientów, którym zespół data science zrealizował mały projekt (rozwiązał małe problemy) </text:span></text:p>
            <text:p text:style-name="P21"/>
            <text:p text:style-name="P14"><text:span text:style-name="T9">3. Przez 3 metody zrealizowane do zdobycia klientów do małych projektów </text:span></text:p>
          </table:table-cell>
          <table:table-cell table:style-name="Tabela1.B9" office:value-type="float" office:value="0">
            <text:p text:style-name="P22">1. Artykuły, fora internetowe, filmiki:</text:p>
            <text:p text:style-name="P14"><text:span text:style-name="T3">Artykuły techniczne w magazynach branżowych, na blogach i filmiki na youtube, </text:span><text:soft-page-break/><text:span text:style-name="T3">które wskazują na sposób rozwiązania typowych problemów. Artykuły zawierać powinny konkretne przykłady problemów i sposoby ich rozwiązywania. </text:span></text:p>
            <text:p text:style-name="P14"><text:span text:style-name="T5">2</text:span><text:span text:style-name="T6">. </text:span><text:span text:style-name="T5">Spotkania okolicznościowe</text:span><text:span text:style-name="T6">:</text:span><text:span text:style-name="T7"> </text:span><text:span text:style-name="T8">Rozmowy na targach branżowych, spotkania w stowarzyszeniach branżowych, wykłady na konferencjach.</text:span></text:p>
          </table:table-cell>
        </table:table-row>
      </table:table>
      <text:p text:style-name="P1"/>
      <text:p text:style-name="P1"/>
      <text:p text:style-name="P1"/>
      <text:p text:style-name="P7"><text:span text:style-name="T9">Zmiana podejścia w pracy w zespole Data Science</text:span></text:p>
      <text:p text:style-name="P3"/>
      <text:p text:style-name="P4">1. <text:span text:style-name="T12">C</text:span>złonkowie zespołu data science powinni aktywnie szukać klientów. <text:span text:style-name="T12">To jest zgodne z filozofią Unity Group. My możemy pokazać, że robimy to skutecznie.</text:span></text:p>
      <text:p text:style-name="P4"/>
      <text:p text:style-name="P4">- aktywnie brać udział w dyskusjach na forach internetowych w grupach branżowych</text:p>
      <text:p text:style-name="P4">- pisać artykuły do gazet branżowych</text:p>
      <text:p text:style-name="P4">- uczestniczyć w targach branżowych (często odbywają się targi w Poznaniu (Adam), Warszawie w <text:a xlink:type="simple" xlink:href="https://warsawexpo.eu/kalendarz-targowy" text:style-name="Internet_20_link" text:visited-style-name="Visited_20_Internet_20_Link">Centrum Ptak (Wojtek)</text:a> w Krakowie i Wrocławiu<text:span text:style-name="T10">)</text:span>. <text:span text:style-name="T10">Na miejscu - więc bez kosztów hoteli.</text:span></text:p>
      <text:p text:style-name="P4"/>
      <text:p text:style-name="P5">Na niektóre wydarzenia powinniśmy się przygotowywać lub mieć własne stoisko np. <text:span text:style-name="T12">najbliższe </text:span><text:a xlink:type="simple" xlink:href="https://taropak.pl/pl?_ga=2.172842979.1978855348.1657715823-1685129398.1657715823" text:style-name="Internet_20_link" text:visited-style-name="Visited_20_Internet_20_Link">Targi pakowania i etykietowania</text:a> w Poznaniu. <text:span text:style-name="T12">Można się spodziewać że pojawią się tam kierownicy magazynów, spedytorzy i właściciele Habów. Jeżeli na stoisku zorganizujemy na dużym ekranie prezentację np. zagadnienia transportowego albo optymalizacji wielkości stanowisk magazynowych. Zapamiętają nas jako wyspecjalizowaną firmę w rozwiązywaniu problemów logistycznych i magazynowych. Wystarczą dwie osoby, stoisko i ekran. </text:span><text:span text:style-name="T13">Branża opakowań to klucz do całej logistyki i magazynów. Też wejście na produkcję. </text:span><text:span text:style-name="T12">Można to potraktować jako eksperyment.</text:span></text:p>
      <text:p text:style-name="P5"/>
      <text:p text:style-name="P6">2. Członkowie teamu data science powinni dostać konkretną kasę za znalezienie konkretnego klienta (o ile to nie jest w kolizji z filozofią firmy Unity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Naukowy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Naukowy.3" style:family="table-cell" style:data-style-name="N20100">
      <style:table-cell-properties fo:padding="0cm" fo:padding-left="0cm" fo:padding-right="0cm" fo:padding-top="0cm" fo:padding-bottom="0cm"/>
    </style:style>
    <style:style style:name="Naukowy.4" style:family="table-cell" style:data-style-name="N20000">
      <style:table-cell-properties fo:padding="0cm" fo:padding-left="0cm" fo:padding-right="0cm" fo:padding-top="0cm" fo:padding-bottom="0cm"/>
    </style:style>
    <style:style style:name="Naukowy.5" style:family="table-cell" style:data-style-name="N20000">
      <style:table-cell-properties fo:padding="0cm" fo:padding-left="0cm" fo:padding-right="0cm" fo:padding-top="0cm" fo:padding-bottom="0cm"/>
    </style:style>
    <style:style style:name="Naukowy.6" style:family="table-cell" style:data-style-name="N20100">
      <style:table-cell-properties fo:padding="0cm" fo:padding-left="0cm" fo:padding-right="0cm" fo:padding-top="0cm" fo:padding-bottom="0cm"/>
    </style:style>
    <style:style style:name="Naukowy.7" style:family="table-cell" style:data-style-name="N20000">
      <style:table-cell-properties fo:padding="0cm" fo:padding-left="0cm" fo:padding-right="0cm" fo:padding-top="0cm" fo:padding-bottom="0cm"/>
    </style:style>
    <style:style style:name="Naukowy.8" style:family="table-cell" style:data-style-name="N20000">
      <style:table-cell-properties fo:padding="0cm" fo:padding-left="0cm" fo:padding-right="0cm" fo:padding-top="0cm" fo:padding-bottom="0cm"/>
    </style:style>
    <style:style style:name="Naukowy.9" style:family="table-cell" style:data-style-name="N20000">
      <style:table-cell-properties fo:padding="0cm" fo:padding-left="0cm" fo:padding-right="0cm" fo:padding-top="0cm" fo:padding-bottom="0cm"/>
    </style:style>
    <style:style style:name="Naukowy.10" style:family="table-cell" style:data-style-name="N20000">
      <style:table-cell-properties fo:padding="0cm" fo:padding-left="0cm" fo:padding-right="0cm" fo:padding-top="0cm" fo:padding-bottom="0cm"/>
    </style:style>
    <style:style style:name="Naukowy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Naukowy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Naukowy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Naukowy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Naukowy.1"/>
      <table:last-row table:style-name="Naukowy.2"/>
      <table:first-column table:style-name="Naukowy.3"/>
      <table:last-column table:style-name="Naukowy.4"/>
      <table:body table:style-name="Naukowy.9"/>
      <table:even-rows table:style-name="Naukowy.5"/>
      <table:odd-rows table:style-name="Naukowy.6"/>
      <table:even-columns table:style-name="Naukowy.7"/>
      <table:odd-columns table:style-name="Naukowy.8"/>
      <table:background table:style-name="Naukowy.10"/>
      <loext:first-row-even-column table:style-name="Naukowy.15"/>
      <loext:last-row-even-column table:style-name="Naukowy.16"/>
      <loext:first-row-end-column table:style-name="Naukowy.12"/>
      <loext:first-row-start-column table:style-name="Naukowy.11"/>
      <loext:last-row-end-column table:style-name="Naukowy.14"/>
      <loext:last-row-start-column table:style-name="Naukow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12:24.606646884</meta:creation-date>
    <dc:date>2022-07-13T15:15:25.514912422</dc:date>
    <meta:editing-duration>PT3M1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42" meta:word-count="526" meta:character-count="4034" meta:non-whitespace-character-count="3542"/>
  </office:meta>
</office:document-meta>
</file>